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0.2535in"/>
    </style:style>
    <style:style style:name="co3" style:family="table-column">
      <style:table-column-properties fo:break-before="auto" style:column-width="1.7638in"/>
    </style:style>
    <style:style style:name="co4" style:family="table-column">
      <style:table-column-properties fo:break-before="auto" style:column-width="0.1472in"/>
    </style:style>
    <style:style style:name="co5" style:family="table-column">
      <style:table-column-properties fo:break-before="auto" style:column-width="2.3134in"/>
    </style:style>
    <style:style style:name="co6" style:family="table-column">
      <style:table-column-properties fo:break-before="auto" style:column-width="1.9429in"/>
    </style:style>
    <style:style style:name="co7" style:family="table-column">
      <style:table-column-properties fo:break-before="auto" style:column-width="1.3201in"/>
    </style:style>
    <style:style style:name="co8" style:family="table-column">
      <style:table-column-properties fo:break-before="auto" style:column-width="1.27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4">
      <number:month number:style="long" number:textual="true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126"/>
    <style:style style:name="ce7" style:family="table-cell" style:parent-style-name="Default" style:data-style-name="N43"/>
    <style:style style:name="ce8" style:family="table-cell" style:parent-style-name="Default" style:data-style-name="N37"/>
    <style:style style:name="ce9" style:family="table-cell" style:parent-style-name="Default" style:data-style-name="N43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50"/>
    <style:style style:name="ce11" style:family="table-cell" style:parent-style-name="Default" style:data-style-name="N125"/>
    <style:style style:name="ce12" style:family="table-cell" style:parent-style-name="Default" style:data-style-name="N34"/>
    <style:style style:name="ce1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color="#0000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ample date</text:p>
          </table:table-cell>
          <table:table-cell/>
          <table:table-cell table:style-name="ce6" office:value-type="date" office:date-value="2014-04-24" calcext:value-type="date">
            <text:p>24/04/2014</text:p>
          </table:table-cell>
          <table:table-cell table:style-name="ce6"/>
          <table:table-cell table:number-columns-repeated="4"/>
        </table:table-row>
        <table:table-row table:style-name="ro1">
          <table:table-cell office:value-type="string" calcext:value-type="string">
            <text:p>Sample time</text:p>
          </table:table-cell>
          <table:table-cell/>
          <table:table-cell table:style-name="ce7" office:value-type="time" office:time-value="PT12H35M48S" calcext:value-type="time">
            <text:p>12:35:48 PM</text:p>
          </table:table-cell>
          <table:table-cell table:style-name="ce7"/>
          <table:table-cell table:number-columns-repeated="4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3" office:value-type="string" calcext:value-type="string">
            <text:p>function used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urrent date:</text:p>
          </table:table-cell>
          <table:table-cell/>
          <table:table-cell table:style-name="ce8" table:formula="of:=TODAY()" office:value-type="date" office:date-value="2015-03-17" calcext:value-type="date">
            <text:p>03/17/15</text:p>
          </table:table-cell>
          <table:table-cell table:style-name="ce8"/>
          <table:table-cell table:style-name="ce7" office:value-type="string" calcext:value-type="string">
            <text:p>TODAY()</text:p>
          </table:table-cell>
          <table:table-cell table:style-name="ce1"/>
          <table:table-cell table:style-name="ce10"/>
          <table:table-cell/>
        </table:table-row>
        <table:table-row table:style-name="ro1">
          <table:table-cell table:style-name="ce1" office:value-type="string" calcext:value-type="string">
            <text:p>Manipulating date and time: current time</text:p>
          </table:table-cell>
          <table:table-cell/>
          <table:table-cell table:style-name="ce9" table:formula="of:=NOW()-TODAY()" office:value-type="time" office:time-value="PT13H07M33.644406027S" calcext:value-type="time">
            <text:p>01:07:34 PM</text:p>
          </table:table-cell>
          <table:table-cell table:style-name="ce9"/>
          <table:table-cell office:value-type="string" calcext:value-type="string">
            <text:p>NOW()-TODAY()</text:p>
          </table:table-cell>
          <table:table-cell table:style-name="ce1"/>
          <table:table-cell table:style-name="ce10"/>
          <table:table-cell/>
        </table:table-row>
        <table:table-row table:style-name="ro1">
          <table:table-cell table:style-name="ce1" office:value-type="string" calcext:value-type="string">
            <text:p>Current day and time:</text:p>
          </table:table-cell>
          <table:table-cell/>
          <table:table-cell table:style-name="ce10" table:formula="of:=NOW()" office:value-type="date" office:date-value="2015-03-17T13:07:33.644369" calcext:value-type="date">
            <text:p>03/17/15 01:07 PM</text:p>
          </table:table-cell>
          <table:table-cell table:style-name="ce10"/>
          <table:table-cell office:value-type="string" calcext:value-type="string">
            <text:p>NOW()</text:p>
          </table:table-cell>
          <table:table-cell table:style-name="ce1"/>
          <table:table-cell table:style-name="ce10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Extracting Year, Month or Day from the date in cell C1</text:p>
          </table:table-cell>
          <table:table-cell table:style-name="ce5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Year</text:p>
          </table:table-cell>
          <table:table-cell/>
          <table:table-cell table:formula="of:=YEAR([.C1])" office:value-type="float" office:value="2014" calcext:value-type="float">
            <text:p>2014</text:p>
          </table:table-cell>
          <table:table-cell/>
          <table:table-cell office:value-type="string" calcext:value-type="string">
            <text:p>YEAR(<text:span text:style-name="T1">C1</text:span>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th</text:p>
          </table:table-cell>
          <table:table-cell/>
          <table:table-cell table:formula="of:=MONTH([.C1])" office:value-type="float" office:value="4" calcext:value-type="float">
            <text:p>4</text:p>
          </table:table-cell>
          <table:table-cell table:style-name="ce12"/>
          <table:table-cell office:value-type="string" calcext:value-type="string">
            <text:p>MONTH(C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</text:p>
          </table:table-cell>
          <table:table-cell/>
          <table:table-cell table:formula="of:=DAY([.C1])" office:value-type="float" office:value="24" calcext:value-type="float">
            <text:p>24</text:p>
          </table:table-cell>
          <table:table-cell table:style-name="ce11"/>
          <table:table-cell office:value-type="string" calcext:value-type="string">
            <text:p>DAY(<text:span text:style-name="T1">C1</text:span>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Extracting Hour, Minutes or Seconds from the time in cell C2</text:p>
          </table:table-cell>
          <table:table-cell/>
          <table:table-cell table:style-name="ce11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Hour</text:p>
          </table:table-cell>
          <table:table-cell/>
          <table:table-cell table:formula="of:=HOUR([.C2])" office:value-type="float" office:value="12" calcext:value-type="float">
            <text:p>12</text:p>
          </table:table-cell>
          <table:table-cell table:style-name="ce11"/>
          <table:table-cell office:value-type="string" calcext:value-type="string">
            <text:p>HOUR(C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utes</text:p>
          </table:table-cell>
          <table:table-cell/>
          <table:table-cell table:formula="of:=MINUTE([.C2])" office:value-type="float" office:value="35" calcext:value-type="float">
            <text:p>35</text:p>
          </table:table-cell>
          <table:table-cell table:style-name="ce11"/>
          <table:table-cell office:value-type="string" calcext:value-type="string">
            <text:p>MINUTE(C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conds</text:p>
          </table:table-cell>
          <table:table-cell/>
          <table:table-cell table:formula="of:=SECOND([.C7])" office:value-type="float" office:value="34" calcext:value-type="float">
            <text:p>34</text:p>
          </table:table-cell>
          <table:table-cell/>
          <table:table-cell office:value-type="string" calcext:value-type="string">
            <text:p>SECOND(C2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table:style-name="ce3" office:value-type="string" calcext:value-type="string">
            <text:p>Adding to dates and times correctly</text:p>
            <text:p>(note that the cell format must be set to date or time as appropriate to avoid problems)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dding 14 days to the date in cell C1:</text:p>
          </table:table-cell>
          <table:table-cell table:style-name="ce5"/>
          <table:table-cell table:style-name="ce6" table:formula="of:=[.C1]+14" office:value-type="date" office:date-value="2014-05-08" calcext:value-type="date">
            <text:p>08/05/2014</text:p>
          </table:table-cell>
          <table:table-cell table:style-name="ce6"/>
          <table:table-cell office:value-type="string" calcext:value-type="string">
            <text:p>C1+14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Adding 2 Years, 6 Months and 14 days to the date in cell C1:</text:p>
          </table:table-cell>
          <table:table-cell table:style-name="ce5"/>
          <table:table-cell table:style-name="ce6" table:formula="of:=DATE(YEAR([.C1])+2;MONTH([.C1])+6;DAY([.C1])+14)" office:value-type="date" office:date-value="2016-11-07" calcext:value-type="date">
            <text:p>07/11/2016</text:p>
          </table:table-cell>
          <table:table-cell table:style-name="ce6"/>
          <table:table-cell office:value-type="string" calcext:value-type="string">
            <text:p>DATE(YEAR(C1)+2,MONTH(C1)+6,DAY(C1)+14)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 table:style-name="ce4" office:value-type="string" calcext:value-type="string">
            <text:p>Adding 2 Hours, 6 minutes and 14 seconds to the time in cell C2:</text:p>
          </table:table-cell>
          <table:table-cell/>
          <table:table-cell table:style-name="ce7" table:formula="of:=TIME(HOUR([.C2])+2;MINUTE([.C2])+6;SECOND([.C2])+14)" office:value-type="time" office:time-value="PT14H42M02S" calcext:value-type="time">
            <text:p>02:42:02 PM</text:p>
          </table:table-cell>
          <table:table-cell/>
          <table:table-cell office:value-type="string" calcext:value-type="string">
            <text:p>TIME(HOUR(C2)+2,MINUTE(C2)+6,SECOND(C2)+14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2" number:min-integer-digits="2"/>
    </number:number-style>
    <number:date-style style:name="N124">
      <number:day-of-week number:style="long"/>
      <number:text>,  </number:text>
      <number:day number:style="long"/>
    </number:date-style>
    <number:date-style style:name="N125">
      <number:day-of-week number:style="long"/>
      <number:text>, </number:text>
      <number:day number:style="long"/>
    </number:date-style>
    <number:date-style style:name="N126">
      <number:day number:style="long"/>
      <number:text>/</number:text>
      <number:month number:style="long"/>
      <number:text>/</number:text>
      <number:year number:style="long"/>
    </number:date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7">00/00/0000</text:date>, <text:time style:data-style-name="N2" text:time-value="10:31:45.139112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10:27:37.002512484</meta:creation-date>
    <dc:date>2015-03-17T13:28:42.489067166</dc:date>
    <meta:editing-duration>PT22M13S</meta:editing-duration>
    <meta:editing-cycles>2</meta:editing-cycles>
    <meta:generator>LibreOffice/4.3.3.2$Linux_X86_64 LibreOffice_project/430m0$Build-2</meta:generator>
    <meta:document-statistic meta:table-count="1" meta:cell-count="44" meta:object-count="0"/>
  </office:meta>
</office:document-meta>
</file>